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aramond" svg:font-family="garamond, '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0000" loext:opacity="100%" style:font-name="garamond" fo:font-size="14pt" fo:letter-spacing="normal" fo:font-style="normal" fo:font-weight="bold"/>
    </style:style>
    <style:style style:name="P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garamond" fo:font-size="14pt" fo:letter-spacing="normal" fo:font-style="normal" fo:font-weight="bold"/>
    </style:style>
    <style:style style:name="P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0000" loext:opacity="100%" style:font-name="garamond" fo:font-size="14pt" fo:letter-spacing="normal" fo:font-style="normal" fo:font-weight="normal"/>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garamond" fo:font-size="14pt" fo:letter-spacing="normal" fo:font-style="normal" fo:font-weight="normal"/>
    </style:style>
    <style:style style:name="P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0000" loext:opacity="100%" fo:letter-spacing="normal"/>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fo:letter-spacing="normal"/>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font-name="garamond" fo:font-size="14pt"/>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garamond" fo:font-size="14pt"/>
    </style:style>
    <style:style style:name="P10"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00000" loext:opacity="100%" style:font-name="garamond" fo:font-size="14pt" fo:letter-spacing="normal" fo:font-style="normal" fo:font-weight="bold"/>
    </style:style>
    <style:style style:name="P1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writing-mode="lr-tb"/>
      <style:text-properties fo:font-variant="normal" fo:text-transform="none" fo:color="#000000" loext:opacity="100%" style:font-name="garamond" fo:font-size="14pt" fo:letter-spacing="normal" fo:font-style="normal" fo:font-weight="bold"/>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loext:opacity="100%" style:font-name="garamond" fo:font-size="14pt" fo:letter-spacing="normal" fo:font-style="normal" fo:font-weight="normal"/>
    </style:style>
    <style:style style:name="P1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writing-mode="lr-tb"/>
      <style:text-properties fo:font-variant="normal" fo:text-transform="none" fo:color="#000000" loext:opacity="100%" style:font-name="garamond" fo:font-size="14pt" fo:letter-spacing="normal" fo:font-style="normal" fo:font-weight="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garamond" fo:font-size="14pt" fo:letter-spacing="normal" fo:font-style="normal" fo:font-weight="normal"/>
    </style:style>
    <style:style style:name="P15"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00000" loext:opacity="100%" style:font-name="garamond" fo:font-size="14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writing-mode="lr-tb"/>
      <style:text-properties fo:font-variant="normal" fo:text-transform="none" fo:color="#000000" loext:opacity="100%" style:font-name="garamond" fo:font-size="14pt" fo:letter-spacing="normal" fo:font-style="normal" style:text-underline-style="solid" style:text-underline-width="auto" style:text-underline-color="font-color" fo:font-weight="normal"/>
    </style:style>
    <style:style style:name="P17"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000000" loext:opacity="100%" fo:letter-spacing="normal"/>
    </style:style>
    <style:style style:name="P1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writing-mode="lr-tb"/>
      <style:text-properties fo:font-variant="normal" fo:text-transform="none" fo:color="#000000" loext:opacity="100%" fo:letter-spacing="normal"/>
    </style:style>
    <style:style style:name="P1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writing-mode="lr-tb"/>
      <style:text-properties fo:font-variant="normal" fo:text-transform="none" fo:color="#222222" loext:opacity="100%" style:font-name="garamond" fo:font-size="14pt" fo:letter-spacing="normal" fo:font-style="normal" fo:font-weight="normal"/>
    </style:style>
    <style:style style:name="P20" style:family="paragraph" style:parent-style-name="Text_20_body">
      <style:paragraph-properties fo:margin-left="0cm" fo:margin-right="0cm" fo:margin-top="0cm" fo:margin-bottom="0cm" style:contextual-spacing="false" fo:orphans="2" fo:widows="2" fo:text-indent="0cm" style:auto-text-indent="false" style:writing-mode="lr-tb"/>
      <style:text-properties fo:font-variant="normal" fo:text-transform="none" fo:color="#222222" loext:opacity="100%" style:font-name="garamond" fo:font-size="14pt" fo:letter-spacing="normal" fo:font-style="normal" fo:font-weight="normal"/>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garamond" fo:font-size="14pt"/>
    </style:style>
    <style:style style:name="P2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writing-mode="lr-tb"/>
      <style:text-properties fo:color="#000000" loext:opacity="100%" style:font-name="garamond" fo:font-size="14pt"/>
    </style:style>
    <style:style style:name="P2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writing-mode="lr-tb"/>
      <style:text-properties style:font-name="garamond" fo:font-size="14pt"/>
    </style:style>
    <style:style style:name="P2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writing-mode="lr-tb"/>
      <style:text-properties style:font-name="garamond" fo:font-size="14pt" style:text-underline-style="solid" style:text-underline-width="auto" style:text-underline-color="font-color"/>
    </style:style>
    <style:style style:name="P25" style:family="paragraph" style:parent-style-name="Text_20_body">
      <style:paragraph-properties fo:orphans="2" fo:widows="2" style:writing-mode="lr-tb"/>
      <style:text-properties fo:color="#000000" loext:opacity="100%" style:font-name="garamond" fo:font-size="14pt"/>
    </style:style>
    <style:style style:name="T1" style:family="text">
      <style:text-properties style:text-underline-style="solid" style:text-underline-width="auto" style:text-underline-color="font-color"/>
    </style:style>
    <style:style style:name="T2"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ja bem vindo à DUX LEGAL SOLUTIONS</text:p>
      <text:p text:style-name="P5"> </text:p>
      <text:p text:style-name="P3">Porque é maravilhoso realizar os sonhos com apoio!</text:p>
      <text:p text:style-name="P9"/>
      <text:p text:style-name="P4">Oferecemos assistência e consultoria jurídica para o imigrante em 360 graus; do planejamento do processo de imigração à consolidação da vida civil, bem como; consultoria e assistência administrativa, serviços jurídicos e advocacia. Nossas atividades são personalizadas e desenvolvidas a partir da necessidade pessoal de cada cliente, com toda responsabilidade, objetividade e segurança jurídica necessária, prezando por uma comunicação assertiva e, acima de tudo, uma relação ética, transparente e colaborativa entre os envolvidos.</text:p>
      <text:p text:style-name="P6"> </text:p>
      <text:p text:style-name="P4">Lembre-se de que seu desejo de iniciar uma vida nova e de consolidá-la em outro país não precisa se tornar um pesadelo.</text:p>
      <text:p text:style-name="P4">Conte a Dux Legal Solutions para facilitar este processo de modo cômodo, ético e seguro.</text:p>
      <text:p text:style-name="P4">Conte com o nosso acolhimento!</text:p>
      <text:p text:style-name="P7"> </text:p>
      <text:p text:style-name="P9"/>
      <text:p text:style-name="P2">A HISTÓRIA DA  DUX</text:p>
      <text:p text:style-name="P9"/>
      <text:p text:style-name="P4">A DUX Legal Solutions foi concebida em minha mente e coração no dia em que desembarquei no aeroporto de Veneza, com meu filho de 13 anos, depois de um voo de 15 horas. Além de alguns casacos e fotos da família que deixei no Brasil, trouxe, na bagagem, sonhos, planos, metas e dúvidas, muitas dúvidas. Não foi fácil recomeçar em outra nação, com outra língua, outra cultura e sistema jurídico. Mesmo sendo advogada, este início pode ser bem penoso para quem não tem um apoio, assessoria, informações e acolhimento, especialmente acolhimento. Providências como documentos, escola para os filhos, aluguel, validação da profissão, pagamento de taxas obrigatórias, compra de veículos ou meios de locomoção podem se tornar tarefas exaustivas para quem não conhece o sistema.</text:p>
      <text:p text:style-name="P8"/>
      <text:p text:style-name="P4">Gradativamente, mediante incansável esforço e dedicação,  superei os obstáculos e, hoje, firmada em território italiano, atuando como advogada e consultora, acumulei conhecimentos e experiências significativas quanto às dinâmicas locais, aspectos culturais, sistema jurídico e diversos setores da administração pública.</text:p>
      <text:p text:style-name="P8"/>
      <text:p text:style-name="P4">Assim nasceu a Dux Legal Solutions que è capaz de realizar diversas atividades tanto no Brasil quanto na Itália, independentemente da Região, pois o nosso team è <text:soft-page-break/>composto de profissionais e colaboradores italianos e brasileiros, discretos, autônomos, competentes e consolidados no tecido social em ambos territórios, permitindo aos nossos clientes a superação das dificuldades e insídias que, cotidianamente, se prospectam num país estrangeiro.</text:p>
      <text:p text:style-name="P6"> </text:p>
      <text:p text:style-name="P10">A RESPEITO DA FUNDADORA</text:p>
      <text:p text:style-name="P25"/>
      <text:p text:style-name="P12">Shirlei Soares, advogada brasileira e consultora jurídica habilitada,  residente na Itália. </text:p>
      <text:p text:style-name="P12">Em Portugal, é advogada inscrita no Conselho de Lisboa da Ordem dos Advogados Portugueses. No Brasil tem uma experiência consolidada em matéria de gestão pública, direito administrativo e processos de gestão, foi também docente universitária de direito, por mais de sete anos. Atualmente, ocupa-se na prestação de consultoria jurídica em um importante escritório de advocacia na província de Treviso e é a idealizadora e fundadora da Dux Legal Solutions.</text:p>
      <text:p text:style-name="P21"/>
      <text:p text:style-name="P11">O NOSSO CÓDIGO DE CONDUTA</text:p>
      <text:p text:style-name="P13">Contamos com uma rede de colaboradores e parceiros localizados no Brasil e na Itália, composto de profissionais liberais que seguem os nossos valores e garantem o fornecimento de serviços eficientes e de alto nível.</text:p>
      <text:p text:style-name="P23"/>
      <text:p text:style-name="P13"><text:span text:style-name="T1">SERVIÇOS PERSONALIZADOS </text:span> </text:p>
      <text:p text:style-name="P13">Estratégias de trabalho personalizadas       </text:p>
      <text:p text:style-name="P13">de acordo com as exigências e necessidades de cada cliente.  </text:p>
      <text:p text:style-name="P23"/>
      <text:p text:style-name="P16">SOLUÇÃO EM 360 GRAUS</text:p>
      <text:p text:style-name="P13">A ampla rede formada pelos nossos parceiros e as boas relações profissionais </text:p>
      <text:p text:style-name="P14">permite a Dux resolver as mais diversas problemáticas.</text:p>
      <text:p text:style-name="P23"/>
      <text:p text:style-name="P16">COMUNICAÇÃO ASSERTIVA</text:p>
      <text:p text:style-name="P24"/>
      <text:p text:style-name="P13">Comunicação através de uma linguagem moderna, acessível e humanizada, fundamentais à condução de um trabalho ético e transparente. </text:p>
      <text:p text:style-name="P22"/>
      <text:p text:style-name="P16">ATUAÇÃO ÉTICA</text:p>
      <text:p text:style-name="P13">Garantia de um alto padrão, com colaboradores idôneos e de boa reputação no mercado profissional.</text:p>
      <text:p text:style-name="P22"/>
      <text:p text:style-name="P22"/>
      <text:p text:style-name="P17"><text:soft-page-break/>                      </text:p>
      <text:p text:style-name="P11">SEJA VOCÊ TAMBÉM O NOSSO PARCEIRO, SEJA UM CONSULTOR DUX Legal Solutions!</text:p>
      <text:p text:style-name="P18"> </text:p>
      <text:p text:style-name="P19">ATUAÇÃO<text:span text:style-name="T2"> COM </text:span>AUTONOMIA<text:span text:style-name="T2"> E INDEPENDÊNCIA FINANCEIRA</text:span></text:p>
      <text:p text:style-name="P17"> </text:p>
      <text:p text:style-name="P17"> </text:p>
      <text:p text:style-name="P20"><text:span text:style-name="T2">A </text:span>Dux<text:span text:style-name="T2"> Legal </text:span>Solutions  <text:span text:style-name="T2">não para de crescer e busca constantemente expandir e fortalecer a sua rede de apoio e atuação </text:span>geográfica<text:span text:style-name="T2">. Estamos sempre em busca de parceiros, profissionais liberais ou pessoas jurídicas, que possam contribuir na expansão dos nossos serviços em nossos territórios de atuação.</text:span></text:p>
      <text:p text:style-name="P15">Se você é advogado, administrador, contador ou tiver qualquer função que engloba uma carteira de clientes ou uma ampla rede social, poderá trabalhar em parceria conosco.</text:p>
      <text:p text:style-name="P15">O perfil que procuramos é de pessoas sérias, íntegras, comprometidas com o bom atendimento e respeito aos nossos princípios e clientes. Qualquer que seja sua área de atuação, poderá nos apoiar em sua região, estado ou cidade.</text:p>
      <text:p text:style-name="P15">Caso haja interesse, favor preencher e enviar o formulário ao lado, então entraremos em contato para agendar uma videoconferência, a fim de avaliar a possibilidade de aprofundar o conhecimento do seu perfil e fornecer as  orientações gerais sobre nosso modo de atuaçã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aramond" svg:font-family="garamond, '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21:48:54.318000000</meta:creation-date>
    <dc:date>2021-04-13T15:37:18.731000000</dc:date>
    <meta:editing-duration>PT34M52S</meta:editing-duration>
    <meta:editing-cycles>2</meta:editing-cycles>
    <meta:generator>LibreOffice/7.1.2.2$Windows_X86_64 LibreOffice_project/8a45595d069ef5570103caea1b71cc9d82b2aae4</meta:generator>
    <meta:document-statistic meta:table-count="0" meta:image-count="0" meta:object-count="0" meta:page-count="3" meta:paragraph-count="39" meta:word-count="728" meta:character-count="4869" meta:non-whitespace-character-count="4124"/>
  </office:meta>
</office:document-meta>
</file>